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7" calcext:value-type="float">
            <text:p>817</text:p>
          </table:table-cell>
          <table:table-cell table:style-name="ce7" table:formula="of:=COUNTIF([.B7:.B999];&quot;X&quot;)" office:value-type="float" office:value="695" calcext:value-type="float">
            <text:p>695</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0" calcext:value-type="float">
            <text:p>8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3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 style:data-style-name="N2" text:time-value="18:53:58.4108300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8T18:55:34.339660717</dc:date>
    <meta:editing-duration>PT23H2M33S</meta:editing-duration>
    <meta:editing-cycles>808</meta:editing-cycles>
    <meta:document-statistic meta:table-count="1" meta:cell-count="4918" meta:object-count="0"/>
  </office:meta>
</office:document-meta>
</file>